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Mens. 01/2026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2-11" calcext:value-type="date">
            <text:p>11/02/2026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6" office:value-type="string" calcext:value-type="string">
            <text:p>Mens. 02/2026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9]-[.F9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9])" office:value-type="float" office:value="250" calcext:value-type="float">
            <text:p>25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3.7227287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3.723854121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3-02">00/00/0000</text:date><text:s/>- <text:time style:data-style-name="N2" text:time-value="11:13:13.725188558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3:13.725881878">00:00:00</text:time></text:span><text:span text:style-name="MT6"><text:time style:data-style-name="N2" text:time-value="11:13:13.725905143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3-02T11:13:14.058630707</dc:date>
    <meta:print-date>2025-09-02T10:23:28.923814844</meta:print-date>
    <dc:language>pt-PT</dc:language>
    <meta:editing-cycles>688</meta:editing-cycles>
    <meta:editing-duration>PT9H19M17S</meta:editing-duration>
    <meta:document-statistic meta:table-count="1" meta:cell-count="67" meta:object-count="0"/>
    <meta:user-defined meta:name="Info 0"/>
    <meta:user-defined meta:name="Info 1"/>
    <meta:user-defined meta:name="Info 2"/>
    <meta:user-defined meta:name="Info 3"/>
  </office:meta>
</office:document-meta>
</file>